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i-monospace" svg:font-family="ui-monospace, Menlo, Monaco, 'Cascadia Mono', 'Segoe UI Mono', 'Roboto Mono', 'Oxygen Mono', 'Ubuntu Monospace', 'Source Code Pro', 'Fira Mono', 'Droid Sans Mono',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ahoma"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Tahoma"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text-properties style:font-name="Tahoma" fo:font-size="12pt" style:font-size-asian="12pt" style:font-size-complex="12pt"/>
    </style:style>
    <style:style style:name="P6" style:family="paragraph" style:parent-style-name="Table_20_Contents">
      <style:paragraph-properties fo:text-align="center" style:justify-single-word="false"/>
      <style:text-properties style:font-name="Tahoma" fo:font-size="12pt" style:font-size-asian="12pt" style:font-size-complex="12pt"/>
    </style:style>
    <style:style style:name="P7" style:family="paragraph" style:parent-style-name="Table_20_Contents">
      <style:paragraph-properties fo:text-align="center" style:justify-single-word="false"/>
      <style:text-properties style:font-name="Tahoma" fo:font-size="12pt" style:text-underline-style="none" style:font-size-asian="12pt" style:font-size-complex="12pt"/>
    </style:style>
    <style:style style:name="T1" style:family="text">
      <style:text-properties style:font-name="Tahoma" fo:font-size="12pt" style:text-underline-style="none" fo:font-weight="normal" style:font-size-asian="12pt" style:font-weight-asian="normal" style:font-size-complex="12pt" style:font-weight-complex="normal"/>
    </style:style>
    <style:style style:name="T2" style:family="text">
      <style:text-properties fo:color="#00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I To-Do List</text:p>
      <text:p text:style-name="P2"/>
      <text:p text:style-name="P2"/>
      <text:p text:style-name="P2">Requirements</text:p>
      <text:p text:style-name="P2"/>
      <table:table table:name="Table1" table:style-name="Table1">
        <table:table-column table:style-name="Table1.A" table:number-columns-repeated="2"/>
        <table:table-row>
          <table:table-cell table:style-name="Table1.A1" office:value-type="string">
            <text:p text:style-name="P7">Functional</text:p>
          </table:table-cell>
          <table:table-cell table:style-name="Table1.B1" office:value-type="string">
            <text:p text:style-name="P6">Non-F</text:p>
          </table:table-cell>
        </table:table-row>
        <table:table-row>
          <table:table-cell table:style-name="Table1.A2" office:value-type="string">
            <text:p text:style-name="P5">Options Menu</text:p>
          </table:table-cell>
          <table:table-cell table:style-name="Table1.B2" office:value-type="string">
            <text:p text:style-name="P5">User friendly interface</text:p>
          </table:table-cell>
        </table:table-row>
        <table:table-row>
          <table:table-cell table:style-name="Table1.A2" office:value-type="string">
            <text:p text:style-name="P5">Task Input</text:p>
          </table:table-cell>
          <table:table-cell table:style-name="Table1.B2" office:value-type="string">
            <text:p text:style-name="P5">Simple keywords</text:p>
          </table:table-cell>
        </table:table-row>
        <table:table-row>
          <table:table-cell table:style-name="Table1.A2" office:value-type="string">
            <text:p text:style-name="P5">Store Task</text:p>
          </table:table-cell>
          <table:table-cell table:style-name="Table1.B2" office:value-type="string">
            <text:p text:style-name="P5">Ease of use from one menu to another</text:p>
          </table:table-cell>
        </table:table-row>
        <table:table-row>
          <table:table-cell table:style-name="Table1.A2" office:value-type="string">
            <text:p text:style-name="P5">View Task</text:p>
          </table:table-cell>
          <table:table-cell table:style-name="Table1.B2" office:value-type="string">
            <text:p text:style-name="P5"/>
          </table:table-cell>
        </table:table-row>
        <table:table-row>
          <table:table-cell table:style-name="Table1.A2" office:value-type="string">
            <text:p text:style-name="P5">Update Task</text:p>
          </table:table-cell>
          <table:table-cell table:style-name="Table1.B2" office:value-type="string">
            <text:p text:style-name="P5"/>
          </table:table-cell>
        </table:table-row>
        <table:table-row>
          <table:table-cell table:style-name="Table1.A2" office:value-type="string">
            <text:p text:style-name="P5">Delete Task</text:p>
          </table:table-cell>
          <table:table-cell table:style-name="Table1.B2" office:value-type="string">
            <text:p text:style-name="P5"/>
          </table:table-cell>
        </table:table-row>
        <table:table-row>
          <table:table-cell table:style-name="Table1.A2" office:value-type="string">
            <text:p text:style-name="P5">Mark as Done</text:p>
          </table:table-cell>
          <table:table-cell table:style-name="Table1.B2" office:value-type="string">
            <text:p text:style-name="P5"/>
          </table:table-cell>
        </table:table-row>
        <table:table-row>
          <table:table-cell table:style-name="Table1.A2" office:value-type="string">
            <text:p text:style-name="P5">Task Reminder</text:p>
          </table:table-cell>
          <table:table-cell table:style-name="Table1.B2" office:value-type="string">
            <text:p text:style-name="P5"/>
          </table:table-cell>
        </table:table-row>
        <table:table-row>
          <table:table-cell table:style-name="Table1.A2" office:value-type="string">
            <text:p text:style-name="P5">Calendar Sync</text:p>
          </table:table-cell>
          <table:table-cell table:style-name="Table1.B2" office:value-type="string">
            <text:p text:style-name="P5"/>
          </table:table-cell>
        </table:table-row>
      </table:table>
      <text:p text:style-name="P2"/>
      <text:p text:style-name="P2"/>
      <text:p text:style-name="P2">Text Commands</text:p>
      <text:p text:style-name="P2"/>
      <text:p text:style-name="P2">Add – to add a task,</text:p>
      <text:p text:style-name="P2">Update – to update a task,</text:p>
      <text:p text:style-name="P2">Complete – to mark task as done,</text:p>
      <text:p text:style-name="P2">Delete – to delete a task,</text:p>
      <text:p text:style-name="P2">Read – to view tasks</text:p>
      <text:p text:style-name="P2"/>
      <text:p text:style-name="P2"/>
      <text:p text:style-name="P2">Dependant upon what option number the add task is then there would be </text:p>
      <text:p text:style-name="P2">if choice <text:s/>== 'x':</text:p>
      <text:p text:style-name="P2"/>
      <text:p text:style-name="P2">task = {}</text:p>
      <text:p text:style-name="P2"/>
      <text:p text:style-name="P2">def input_task():</text:p>
      <text:p text:style-name="P2"><text:tab/>add_task = input(“Enter a task: “)</text:p>
      <text:p text:style-name="P2"><text:tab/>due = input(“Select a date a and time: “) <text:s/>#opens calendar app</text:p>
      <text:p text:style-name="P4"><text:span text:style-name="T1"><text:tab/>task.append({“title”: title, “due”, due})<text:tab/>#system attaches task to calendar and <text:tab/><text:tab/><text:tab/><text:tab/><text:tab/><text:tab/><text:tab/><text:tab/>#adds the additional notes to a notepad file</text:span></text:p>
      <text:p text:style-name="P4"><text:span text:style-name="T1"><text:tab/>print(“Task added successfully”)</text:span></text:p>
      <text:p text:style-name="P4"><text:span text:style-name="T1">input_task()</text:span></text:p>
      <text:p text:style-name="P4"><text:span text:style-name="T2"/></text:p>
      <text:p text:style-name="P3"><text:span text:style-name="T2">Then when the task is due the system sends the user a reminder. The user will also be able to view any attached notes with a text notepad attachment.</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text:p>
      <text:p text:style-name="P3"><text:span text:style-name="T2"/></text:p>
      <text:p text:style-name="P3"><text:span text:style-name="T2">The to-do list will be designed to make it as easy for the user to interact with. Giving the limitations of a text only app, the “interface” will give clear and concise options in easily understood wording with clearly worded options. </text:span></text:p>
      <text:p text:style-name="P3"><text:span text:style-name="T2"/></text:p>
      <text:p text:style-name="P3"><text:span text:style-name="T2">The app will provide a simple and interactive menu system to enable the user to choose if they would like to add a new task, update an existing task i.e. more things to do or things </text:span></text:p>
      <text:p text:style-name="P3"><text:span text:style-name="T2">needing changed date/time/task, mark the task as done for tracking, deleting tasks if no longer required and simply viewing the tasks that are upcoming. There will also be an option to quit once the user has completed what they wanted to.</text:span></text:p>
      <text:p text:style-name="P3"><text:span text:style-name="T2"/></text:p>
      <text:p text:style-name="P3"><text:span text:style-name="T2">This should enable the user to have output to show that the commands have been executed successfully with print statements.</text:span></text:p>
      <text:p text:style-name="P3"><text:span text:style-name="T2"/></text:p>
      <text:p text:style-name="P3"><text:span text:style-name="T2">With the interaction with either the notepad for notes/description of tasks and the calendar for easy time management, the app will give the user a seamless experience as well as organisation.</text:span></text:p>
      <text:p text:style-name="P3"><text:span text:style-name="T2"/></text:p>
      <text:p text:style-name="P3"><text:span text:style-name="T2">All input will be validated so little errors occur and the user cannot enter erroneous commands to cause failure.</text:span></text:p>
      <text:p text:style-name="P3"><text:span text:style-name="T2"/></text:p>
      <text:p text:style-name="P3"><text:span text:style-name="T2"><text:s/></text:span></text:p>
      <text:p text:style-name="P3"><text:span text:style-name="T2"/></text:p>
      <text:p text:style-name="P3"><text:span text:style-name="T2"/></text:p>
      <text:p text:style-name="P3"><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i-monospace" svg:font-family="ui-monospace, Menlo, Monaco, 'Cascadia Mono', 'Segoe UI Mono', 'Roboto Mono', 'Oxygen Mono', 'Ubuntu Monospace', 'Source Code Pro', 'Fira Mono', 'Droid Sans Mono',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e </meta:initial-creator>
    <meta:creation-date>2025-11-02T10:38:16.47</meta:creation-date>
    <dc:date>2025-11-03T12:29:30.08</dc:date>
    <dc:creator>Dee </dc:creator>
    <meta:editing-duration>P1DT1H51M8S</meta:editing-duration>
    <meta:editing-cycles>9</meta:editing-cycles>
    <meta:generator>OpenOffice/4.1.15$Win32 OpenOffice.org_project/4115m2$Build-9813</meta:generator>
    <meta:document-statistic meta:table-count="1" meta:image-count="0" meta:object-count="0" meta:page-count="2" meta:paragraph-count="39" meta:word-count="349" meta:character-count="1976"/>
  </office:meta>
</office:document-meta>
</file>